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48965BF8084989AF2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end" style:justify-single-word="false"/>
      <style:text-properties officeooo:rsid="000cd350" officeooo:paragraph-rsid="000cd350"/>
    </style:style>
    <style:style style:name="P2" style:family="paragraph" style:parent-style-name="Text_20_body">
      <style:paragraph-properties fo:line-height="115%" fo:text-align="justify" style:justify-single-word="false"/>
      <style:text-properties fo:font-size="11pt" officeooo:rsid="000fe0d4" officeooo:paragraph-rsid="000fe0d4" style:font-size-asian="9.60000038146973pt" style:font-size-complex="11pt"/>
    </style:style>
    <style:style style:name="P3" style:family="paragraph" style:parent-style-name="Text_20_body">
      <style:paragraph-properties fo:line-height="115%" fo:text-align="justify" style:justify-single-word="false"/>
      <style:text-properties fo:font-size="11pt" officeooo:rsid="00121f70" officeooo:paragraph-rsid="00121f70" style:font-size-asian="9.60000038146973pt" style:font-size-complex="11pt"/>
    </style:style>
    <style:style style:name="P4" style:family="paragraph" style:parent-style-name="Text_20_body">
      <style:text-properties fo:font-size="11pt" officeooo:rsid="00138267" officeooo:paragraph-rsid="00138267" style:font-size-asian="9.60000038146973pt" style:font-size-complex="11pt"/>
    </style:style>
    <style:style style:name="P5" style:family="paragraph" style:parent-style-name="Text_20_body">
      <style:text-properties fo:font-size="11pt" officeooo:paragraph-rsid="000ed015" style:font-size-asian="9.60000038146973pt" style:font-size-complex="11pt"/>
    </style:style>
    <style:style style:name="P6" style:family="paragraph" style:parent-style-name="Title">
      <style:text-properties fo:font-size="18pt" officeooo:rsid="000cd350" officeooo:paragraph-rsid="000cd350" style:font-size-asian="18pt" style:font-size-complex="18pt"/>
    </style:style>
    <style:style style:name="P7" style:family="paragraph" style:parent-style-name="Text_20_body">
      <style:text-properties fo:font-size="14pt" officeooo:rsid="000ed015" officeooo:paragraph-rsid="000ed015" style:font-size-asian="12.25pt" style:font-size-complex="14pt"/>
    </style:style>
    <style:style style:name="P8" style:family="paragraph" style:parent-style-name="Text_20_body">
      <style:text-properties fo:font-size="14pt" fo:font-weight="bold" officeooo:rsid="000ed015" officeooo:paragraph-rsid="000ed015" style:font-size-asian="12.25pt" style:font-weight-asian="bold" style:font-size-complex="14pt" style:font-weight-complex="bold"/>
    </style:style>
    <style:style style:name="P9" style:family="paragraph" style:parent-style-name="Heading_20_1">
      <style:text-properties fo:font-size="14pt" officeooo:rsid="000ed015" officeooo:paragraph-rsid="000ed015" style:font-size-asian="12.25pt" style:font-size-complex="14pt"/>
    </style:style>
    <style:style style:name="P10" style:family="paragraph" style:parent-style-name="Heading_20_2">
      <style:text-properties fo:font-size="13pt" officeooo:rsid="00138267" officeooo:paragraph-rsid="00138267" style:font-size-asian="11.3500003814697pt" style:font-size-complex="13pt"/>
    </style:style>
    <style:style style:name="T1" style:family="text">
      <style:text-properties officeooo:rsid="000ffb07"/>
    </style:style>
    <style:style style:name="T2" style:family="text">
      <style:text-properties officeooo:rsid="001039c9"/>
    </style:style>
    <style:style style:name="T3" style:family="text">
      <style:text-properties officeooo:rsid="001317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avo Pärssinen <text:s/>356644 </text:p>
      <text:p text:style-name="P1">Joonas Humina <text:s/>473721 </text:p>
      <text:p text:style-name="P1">Pertti Tuorila <text:s/>481399 </text:p>
      <text:p text:style-name="P1">Henri Huotari <text:s/>348241 </text:p>
      <text:p text:style-name="P6">Dungeon Crawler ryhmä 3/</text:p>
      <text:p text:style-name="P6">Luolaluovinta</text:p>
      <text:h text:style-name="P9" text:outline-level="1">1. Yleiskatsaus</text:h>
      <text:p text:style-name="P2">Tavoitteena oli tehdä yksinkertainen Dungeon <text:span text:style-name="T2">Crawler</text:span> -tyylinen peli, jossa pelaaja etenee satunnaisgeneroiduissa luolissa etsien uloskäyntiä ja taistellen vihollisia vastaan. Taisteluista pelaaja saa kokemuspisteitä ja hänen kyvyt kehittyvät taso tasolta. Pelaajan on myös mahdollista löytää parempia aseita ja haarniskoita, joiden avulla pelaaja kykenee voittamaan aina vaikenevat uudet viholliset. </text:p>
      <text:p text:style-name="P2">Pelissä on SFML:llä luodut yksinkertainen käyttöliittymä. <text:span text:style-name="T1">Peli-ikkunan alalaidassa sijaitsee HUD, josta pelaaja saa koko ajan tietoa kaikesta häntä kiinnostavista asioista. </text:span>Pelaajan hahmon statistiikat näkyvät vasemmassa alhaalla peli-ikkunassa. <text:span text:style-name="T1">Keskellä alalaidassa on teksti-ikkuna johon peli tulostaa lokia pelissä tapahtuvista asioista. Näihin kuuluvat muun muassa taistelut ylipäätään, monstereiden huudot, pelaajan tason nousemiset ja luolasta toiseen siirtymiset. Oikeassa alalaidassa vuorostaan on pelaajan inventory, jossa hänen kantamansa omaisuus, miekat ja haarniskat, näkyvät. Pelaaja voi kantaa yhteensä kahdeksan itemiä, joista hänellä on päällänsä yksi haarniska ja yksi ase.</text:span></text:p>
      <text:p text:style-name="P3">Pelaaja sijoitetaan pelin alussa satunnaisgeneroituun luolastoon, jossa hänen tehtävänsä on löytää tiensä ylemmälle luolaston tasolle ja lopulta ulos luolastosta. Luolissa kulkiessaan, pelaajan kimppuun käy erillaisia vihollisia, <text:span text:style-name="T3">joista hänen tulee selviytyä. Pelaaja voi tehdän valinnan siitä että taisteleeko hän tiensä ulos vai koittaako hän juosta ja väistellä viholliset. Pelaaja saa taisteluista kokemuspisteitä, jotka tekevät hänestä voimakkaamman ja näin hän kykenee taistelemaan seuraavilla tasoilla voimakkaampia vihollisia vastaan. Jokaisen luolaston tason jälkeen pelaaja parannetaan täysiin elämiinsä, jotta hän voisi selviytyä seuraavan tason.</text:span></text:p>
      <text:h text:style-name="P10" text:outline-level="2">1.1 Tiedetyt bugit</text:h>
      <text:p text:style-name="P4">(kirjoita bugit tähän)</text:p>
      <text:p text:style-name="P7"/>
      <text:h text:style-name="P9" text:outline-level="1"><text:soft-page-break/>2. Ohjelman rakenne</text:h>
      <text:p text:style-name="P5"><draw:frame draw:style-name="fr1" draw:name="Image1" text:anchor-type="paragraph" svg:width="6.6929in" svg:height="9.4756in" draw:z-index="0"><draw:image xlink:href="Pictures/10000201000003340000048965BF8084989AF2A1.png" xlink:type="simple" xlink:show="embed" xlink:actuate="onLoad"/></draw:frame></text:p>
      <text:p text:style-name="P7"><text:soft-page-break/></text:p>
      <text:p text:style-name="P8">3. Ohjelman funktioiden logiikat</text:p>
      <text:p text:style-name="P8"/>
      <text:p text:style-name="P8"/>
      <text:p text:style-name="P8">4. Ohjelman rakentaminen ja käyttö</text:p>
      <text:p text:style-name="P8"/>
      <text:p text:style-name="P8"/>
      <text:p text:style-name="P8">5. Testaus</text:p>
      <text:p text:style-name="P8"/>
      <text:p text:style-name="P8"/>
      <text:p text:style-name="P8">6. Työloki</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28:56.462764618</meta:creation-date>
    <meta:generator>LibreOffice/5.2.2.2$Linux_X86_64 LibreOffice_project/20m0$Build-2</meta:generator>
    <dc:date>2016-12-04T17:03:41.778727822</dc:date>
    <meta:editing-duration>PT5M4S</meta:editing-duration>
    <meta:editing-cycles>2</meta:editing-cycles>
    <meta:document-statistic meta:table-count="0" meta:image-count="1" meta:object-count="0" meta:page-count="3" meta:paragraph-count="17" meta:word-count="249" meta:character-count="2036" meta:non-whitespace-character-count="1795"/>
  </office:meta>
</office:document-meta>
</file>